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r3" style:family="presentation" style:parent-style-name="標準-subtitle">
      <style:graphic-properties draw:fill-color="#ffffff" fo:min-height="17.936cm"/>
    </style:style>
    <style:style style:name="pr4" style:family="presentation" style:parent-style-name="標準-notes">
      <style:graphic-properties draw:fill-color="#ffffff" fo:min-height="12.572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/>
    </style:style>
    <style:style style:name="T1" style:family="text">
      <style:text-properties style:text-position="super 58%"/>
    </style:style>
    <style:style style:name="T2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コア</text:p>
            <text:p text:style-name="P1"/>
            <text:p text:style-name="P1">先週やったこと</text:p>
            <text:p text:style-name="P1"><text:s/>- 2<text:span text:style-name="T1">nd</text:span> Architectureの設計</text:p>
            <text:p text:style-name="P1"><text:s/>- ALUの機能拡張</text:p>
            <text:p text:style-name="P1"/>
            <text:p text:style-name="P1">今週やること</text:p>
            <text:p text:style-name="P1"><text:s/>- ALUの機能拡張(つづき)</text:p>
            <text:p text:style-name="P1"><text:s/>- デコーダ設計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32">
        <draw:frame presentation:style-name="pr3" draw:text-style-name="P1" draw:layer="layout" svg:width="25.199cm" svg:height="17.936cm" svg:x="1.4cm" svg:y="0.837cm" presentation:class="subtitle">
          <draw:text-box>
            <text:p text:style-name="P1">2<text:span text:style-name="T1">nd</text:span> Architectureでの変更点</text:p>
            <text:p text:style-name="P1"/>
            <text:p text:style-name="P1">命令長を32bitから36bitに</text:p>
            <text:p text:style-name="P1">浮動小数点0,1,-1レジスタ($f0,$f1,$f2)をつくる</text:p>
            <text:p text:style-name="P1">欲しい命令を追加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 text:style-name="P1">2<text:span text:style-name="T1">nd</text:span> ISAでの変更点 : 算術・論理演算</text:p>
            <text:p text:style-name="P1"/>
            <text:p text:style-name="P1">float演算<text:span text:style-name="T2"> </text:span><text:span text:style-name="T2">+ </text:span>絶対値,符号反転、の命令をつくる</text:p>
            <text:p text:style-name="P1"><text:s/>- fadda(fadd + abs),faddn(fadd + neg)など</text:p>
            <text:p text:style-name="P1"><text:s/>- fabs,fnegも追加</text:p>
            <text:p text:style-name="P1">fdivをfinv + fmulに分割する</text:p>
            <text:p text:style-name="P1">find first one命令をつくる</text:p>
            <text:p text:style-name="P1"><text:s/>- ライブラリのアセンブリ実装でシフト幅を求めたり</text:p>
            <text:p text:style-name="P1">論理シフトのシフト幅をレジスタ指定できるようにする</text:p>
            <text:p text:style-name="P1"><text:s/>- 負のシフト幅が指定されたら逆向きにシフト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32">
        <draw:frame presentation:style-name="pr3" draw:text-style-name="P2" draw:layer="layout" svg:width="25.199cm" svg:height="17.936cm" svg:x="1.4cm" svg:y="0.839cm" presentation:class="subtitle" presentation:user-transformed="true">
          <draw:text-box>
            <text:p text:style-name="P1">2<text:span text:style-name="T1">nd</text:span> ISAでの変更点 : 条件分岐</text:p>
            <text:p text:style-name="P1"/>
            <text:p text:style-name="P1">全ての条件分岐を1つの比較分岐命令で行う</text:p>
            <text:p text:style-name="P1"><text:s/>- 比較命令を廃止</text:p>
            <text:p text:style-name="P1"><text:s/>- 1<text:span text:style-name="T1">st</text:span> ISA : ==,!=が1命令、&lt;=が2命令</text:p>
            <text:p text:style-name="P1"><text:s/>- 2<text:span text:style-name="T1">nd</text:span> ISA : ==,!=,&lt;=,&gt;=が1命令</text:p>
            <text:p text:style-name="P1">整数の即値比較による条件分岐命令をつくる</text:p>
            <text:p text:style-name="P1"><text:s/>- レジスタの値と即値(9bit,unsigned)を比較</text:p>
            <text:p text:style-name="P1"><text:s text:c="3"/>→PC+即値(16bit,signed)のアドレスにジャンプ</text:p>
            <text:p text:style-name="P1"><text:s/>- これに伴って命令長が36bitになった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1-27T04:15:46</meta:creation-date>
    <meta:editing-duration>PT40M18S</meta:editing-duration>
    <meta:editing-cycles>3</meta:editing-cycles>
    <dc:date>2012-11-27T04:56:31</dc:date>
    <dc:creator>Koko MUROYA</dc:creator>
    <meta:generator>LibreOffice/3.3$Unix LibreOffice_project/330m19$Build-401</meta:generator>
    <meta:document-statistic meta:object-count="33"/>
  </office:meta>
</office:document-meta>
</file>